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01cm"/>
    </style:style>
    <style:style style:name="gr3" style:family="graphic" style:parent-style-name="standard">
      <style:graphic-properties draw:stroke="none" svg:stroke-color="#000000" draw:fill="none" draw:fill-color="#ffffff" fo:min-height="1.103cm"/>
    </style:style>
    <style:style style:name="gr4" style:family="graphic" style:parent-style-name="standard">
      <style:graphic-properties draw:stroke="none" svg:stroke-color="#000000" draw:fill="none" draw:fill-color="#ffffff" fo:min-height="0.758cm"/>
    </style:style>
    <style:style style:name="gr5" style:family="graphic" style:parent-style-name="standard">
      <style:graphic-properties draw:stroke="none" svg:stroke-color="#000000" draw:fill="none" draw:fill-color="#ffffff" fo:min-height="0.504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1.29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2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3cm" svg:height="2.765cm" svg:x="14.624cm" svg:y="10.269cm">
          <draw:image xlink:href="../../../../../../../../Applications/LibreOffice.app/Contents/share/gallery/symbols/Icon-Document01-Grey.png" xlink:type="simple" xlink:show="embed" xlink:actuate="onLoad">
            <text:p/>
          </draw:image>
        </draw:frame>
        <draw:frame draw:style-name="gr1" draw:text-style-name="P1" xml:id="id6" draw:id="id6" draw:layer="layout" svg:width="2.453cm" svg:height="2.766cm" svg:x="15.273cm" svg:y="11.156cm">
          <draw:image xlink:href="../../../../../../../../Applications/LibreOffice.app/Contents/share/gallery/symbols/Icon-Document01-Grey.png" xlink:type="simple" xlink:show="embed" xlink:actuate="onLoad">
            <text:p/>
          </draw:image>
        </draw:frame>
        <draw:g xml:id="id2" draw:id="id2">
          <draw:frame draw:style-name="gr1" draw:text-style-name="P1" draw:layer="layout" svg:width="3.292cm" svg:height="3.277cm" svg:x="5.894cm" svg:y="7.436cm">
            <draw:image xlink:href="../../../../../../../../Applications/LibreOffice.app/Contents/share/gallery/symbols/Icon-Folder01-Yellow.png" xlink:type="simple" xlink:show="embed" xlink:actuate="onLoad">
              <text:p/>
            </draw:image>
          </draw:frame>
          <draw:frame draw:style-name="gr2" draw:text-style-name="P2" draw:layer="layout" svg:width="2.092cm" svg:height="0.797cm" svg:x="6.688cm" svg:y="8.938cm">
            <draw:text-box>
              <text:p><text:span text:style-name="T1">include</text:span></text:p>
            </draw:text-box>
          </draw:frame>
        </draw:g>
        <draw:g xml:id="id5" draw:id="id5">
          <draw:frame draw:style-name="gr1" draw:text-style-name="P1" draw:layer="layout" svg:width="2.814cm" svg:height="3.004cm" svg:x="14.119cm" svg:y="7.504cm">
            <draw:image xlink:href="../../../../../../../../Applications/LibreOffice.app/Contents/share/gallery/symbols/Icon-Folder03-Open-Yellow.png" xlink:type="simple" xlink:show="embed" xlink:actuate="onLoad">
              <text:p/>
            </draw:image>
          </draw:frame>
          <draw:frame draw:style-name="gr2" draw:text-style-name="P2" draw:layer="layout" svg:width="2.092cm" svg:height="0.797cm" svg:x="14.624cm" svg:y="9.143cm">
            <draw:text-box>
              <text:p><text:span text:style-name="T1">include</text:span></text:p>
            </draw:text-box>
          </draw:frame>
        </draw:g>
        <draw:g xml:id="id3" draw:id="id3">
          <draw:frame draw:style-name="gr1" draw:text-style-name="P1" draw:layer="layout" svg:width="2.701cm" svg:height="2.75cm" svg:x="6.399cm" svg:y="10.372cm">
            <draw:image xlink:href="../../../../../../../../Applications/LibreOffice.app/Contents/share/gallery/symbols/Icon-Document01-Grey.png" xlink:type="simple" xlink:show="embed" xlink:actuate="onLoad">
              <text:p/>
            </draw:image>
          </draw:frame>
          <draw:frame draw:style-name="gr3" draw:text-style-name="P2" draw:layer="layout" svg:width="2.383cm" svg:height="1.353cm" svg:x="6.717cm" svg:y="12.747cm">
            <draw:text-box>
              <text:p><text:span text:style-name="T1">layout.ftl</text:span></text:p>
            </draw:text-box>
          </draw:frame>
        </draw:g>
        <draw:frame draw:style-name="gr4" draw:text-style-name="P3" draw:layer="layout" svg:width="6.821cm" svg:height="1.034cm" svg:x="2.679cm" svg:y="1.9cm">
          <draw:text-box>
            <text:p><text:span text:style-name="T2">canadensys-explorer</text:span></text:p>
          </draw:text-box>
        </draw:frame>
        <draw:frame draw:style-name="gr5" draw:text-style-name="P3" draw:layer="layout" svg:width="4.7cm" svg:height="1.034cm" svg:x="12.4cm" svg:y="1.9cm">
          <draw:text-box>
            <text:p><text:span text:style-name="T2">web-theme</text:span></text:p>
          </draw:text-box>
        </draw:frame>
        <draw:frame draw:style-name="gr6" draw:text-style-name="P2" draw:layer="layout" svg:width="3.687cm" svg:height="1.343cm" svg:x="14.913cm" svg:y="13.5cm">
          <draw:text-box>
            <text:p><text:span text:style-name="T1">header-div.ftl</text:span></text:p>
            <text:p><text:span text:style-name="T1">footer.ftl</text:span></text:p>
          </draw:text-box>
        </draw:frame>
        <draw:g xml:id="id4" draw:id="id4">
          <draw:frame draw:style-name="gr1" draw:text-style-name="P1" draw:layer="layout" svg:width="3.414cm" svg:height="3.404cm" svg:x="12.886cm" svg:y="4.85cm">
            <draw:image xlink:href="../../../../../../../../Applications/LibreOffice.app/Contents/share/gallery/symbols/Icon-Folder03-Open-Yellow.png" xlink:type="simple" xlink:show="embed" xlink:actuate="onLoad">
              <text:p/>
            </draw:image>
          </draw:frame>
          <draw:frame draw:style-name="gr7" draw:text-style-name="P2" draw:layer="layout" svg:width="3.138cm" svg:height="1.543cm" svg:x="13.162cm" svg:y="6.611cm">
            <draw:text-box>
              <text:p><text:span text:style-name="T1">decorators</text:span></text:p>
            </draw:text-box>
          </draw:frame>
        </draw:g>
        <draw:g xml:id="id1" draw:id="id1">
          <draw:frame draw:style-name="gr1" draw:text-style-name="P1" draw:layer="layout" svg:width="3.414cm" svg:height="3.404cm" svg:x="4.186cm" svg:y="4.85cm">
            <draw:image xlink:href="../../../../../../../../Applications/LibreOffice.app/Contents/share/gallery/symbols/Icon-Folder03-Open-Yellow.png" xlink:type="simple" xlink:show="embed" xlink:actuate="onLoad">
              <text:p/>
            </draw:image>
          </draw:frame>
          <draw:frame draw:style-name="gr7" draw:text-style-name="P2" draw:layer="layout" svg:width="3.138cm" svg:height="1.543cm" svg:x="4.462cm" svg:y="6.611cm">
            <draw:text-box>
              <text:p><text:span text:style-name="T1">decorators</text:span></text:p>
            </draw:text-box>
          </draw:frame>
        </draw:g>
        <draw:connector draw:style-name="gr8" draw:text-style-name="P1" draw:layer="layout" svg:x1="4.186cm" svg:y1="6.552cm" svg:x2="5.894cm" svg:y2="9.074cm" draw:start-shape="id1" draw:start-glue-point="3" draw:end-shape="id2" svg:d="m4186 6552h-500v2522h2208" svg:viewBox="0 0 2209 2523">
          <text:p/>
        </draw:connector>
        <draw:connector draw:style-name="gr8" draw:text-style-name="P1" draw:layer="layout" svg:x1="4.186cm" svg:y1="6.552cm" svg:x2="6.399cm" svg:y2="12.236cm" draw:start-shape="id1" draw:start-glue-point="3" draw:end-shape="id3" svg:d="m4186 6552h-500v5684h2713" svg:viewBox="0 0 2714 5685">
          <text:p/>
        </draw:connector>
        <draw:connector draw:style-name="gr8" draw:text-style-name="P1" draw:layer="layout" svg:x1="12.886cm" svg:y1="6.552cm" svg:x2="14.119cm" svg:y2="9.006cm" draw:start-shape="id4" draw:start-glue-point="3" draw:end-shape="id5" svg:d="m12886 6552h-500v2454h1733" svg:viewBox="0 0 1734 2455">
          <text:p/>
        </draw:connector>
        <draw:connector draw:style-name="gr8" draw:text-style-name="P1" draw:layer="layout" svg:x1="16.933cm" svg:y1="9.006cm" svg:x2="17.726cm" svg:y2="12.539cm" draw:start-shape="id5" draw:start-glue-point="1" draw:end-shape="id6" draw:end-glue-point="1" svg:d="m16933 9006h1293v3533h-500" svg:viewBox="0 0 1294 3534">
          <text:p/>
        </draw:connector>
        <draw:frame draw:style-name="gr1" draw:text-style-name="P1" draw:layer="layout" svg:width="2.453cm" svg:height="2.765cm" svg:x="13cm" svg:y="22.207cm">
          <draw:image xlink:href="../../../../../../../../Applications/LibreOffice.app/Contents/share/gallery/symbols/Icon-Document01-Grey.png" xlink:type="simple" xlink:show="embed" xlink:actuate="onLoad">
            <text:p/>
          </draw:image>
        </draw:frame>
        <draw:frame draw:style-name="gr1" draw:text-style-name="P1" xml:id="id10" draw:id="id10" draw:layer="layout" svg:width="2.453cm" svg:height="2.766cm" svg:x="13.649cm" svg:y="23.094cm">
          <draw:image xlink:href="../../../../../../../../Applications/LibreOffice.app/Contents/share/gallery/symbols/Icon-Document01-Grey.png" xlink:type="simple" xlink:show="embed" xlink:actuate="onLoad">
            <text:p/>
          </draw:image>
        </draw:frame>
        <draw:g xml:id="id8" draw:id="id8">
          <draw:frame draw:style-name="gr1" draw:text-style-name="P1" draw:layer="layout" svg:width="2.814cm" svg:height="3.004cm" svg:x="9.086cm" svg:y="20.7cm">
            <draw:image xlink:href="../../../../../../../../Applications/LibreOffice.app/Contents/share/gallery/symbols/Icon-Folder03-Open-Yellow.png" xlink:type="simple" xlink:show="embed" xlink:actuate="onLoad">
              <text:p/>
            </draw:image>
          </draw:frame>
          <draw:frame draw:style-name="gr2" draw:text-style-name="P2" draw:layer="layout" svg:width="2.092cm" svg:height="0.797cm" svg:x="9.591cm" svg:y="22.339cm">
            <draw:text-box>
              <text:p><text:span text:style-name="T1">include</text:span></text:p>
            </draw:text-box>
          </draw:frame>
        </draw:g>
        <draw:frame draw:style-name="gr9" draw:text-style-name="P2" draw:layer="layout" svg:width="4.087cm" svg:height="1.343cm" svg:x="13.289cm" svg:y="25.469cm">
          <draw:text-box>
            <text:p><text:span text:style-name="T1">header-div.ftl</text:span></text:p>
            <text:p><text:span text:style-name="T1">footer.ftl</text:span></text:p>
          </draw:text-box>
        </draw:frame>
        <draw:g xml:id="id9" draw:id="id9">
          <draw:frame draw:style-name="gr1" draw:text-style-name="P1" draw:layer="layout" svg:width="2.701cm" svg:height="2.75cm" svg:x="8.9cm" svg:y="23.512cm">
            <draw:image xlink:href="../../../../../../../../Applications/LibreOffice.app/Contents/share/gallery/symbols/Icon-Document01-Grey.png" xlink:type="simple" xlink:show="embed" xlink:actuate="onLoad">
              <text:p/>
            </draw:image>
          </draw:frame>
          <draw:frame draw:style-name="gr3" draw:text-style-name="P2" draw:layer="layout" svg:width="2.383cm" svg:height="1.353cm" svg:x="9.218cm" svg:y="25.887cm">
            <draw:text-box>
              <text:p><text:span text:style-name="T1">layout.ftl</text:span></text:p>
            </draw:text-box>
          </draw:frame>
        </draw:g>
        <draw:g xml:id="id7" draw:id="id7">
          <draw:frame draw:style-name="gr1" draw:text-style-name="P1" draw:layer="layout" svg:width="3.414cm" svg:height="3.404cm" svg:x="5.3cm" svg:y="18.396cm">
            <draw:image xlink:href="../../../../../../../../Applications/LibreOffice.app/Contents/share/gallery/symbols/Icon-Folder03-Open-Yellow.png" xlink:type="simple" xlink:show="embed" xlink:actuate="onLoad">
              <text:p/>
            </draw:image>
          </draw:frame>
          <draw:frame draw:style-name="gr7" draw:text-style-name="P2" draw:layer="layout" svg:width="3.138cm" svg:height="1.543cm" svg:x="5.576cm" svg:y="20.157cm">
            <draw:text-box>
              <text:p><text:span text:style-name="T1">decorators</text:span></text:p>
            </draw:text-box>
          </draw:frame>
        </draw:g>
        <draw:connector draw:style-name="gr8" draw:text-style-name="P1" draw:layer="layout" svg:x1="7.007cm" svg:y1="21.8cm" svg:x2="9.086cm" svg:y2="22.202cm" draw:start-shape="id7" draw:start-glue-point="2" draw:end-shape="id8" draw:end-glue-point="3" svg:d="m7007 21800v402h2079" svg:viewBox="0 0 2080 403">
          <text:p/>
        </draw:connector>
        <draw:connector draw:style-name="gr8" draw:text-style-name="P1" draw:layer="layout" svg:x1="7.007cm" svg:y1="21.8cm" svg:x2="8.9cm" svg:y2="25.376cm" draw:start-shape="id7" draw:start-glue-point="2" draw:end-shape="id9" draw:end-glue-point="3" svg:d="m7007 21800v3576h1893" svg:viewBox="0 0 1894 3577">
          <text:p/>
        </draw:connector>
        <draw:connector draw:style-name="gr8" draw:text-style-name="P1" draw:layer="layout" svg:x1="11.9cm" svg:y1="22.202cm" svg:x2="13.649cm" svg:y2="24.477cm" draw:start-shape="id8" draw:start-glue-point="1" draw:end-shape="id10" draw:end-glue-point="3" svg:d="m11900 22202h875v2275h874" svg:viewBox="0 0 1750 2276">
          <text:p/>
        </draw:connector>
        <draw:frame draw:style-name="gr1" draw:text-style-name="P1" draw:layer="layout" svg:width="3.401cm" svg:height="2.9cm" svg:x="9.299cm" svg:y="14.8cm">
          <draw:image xlink:href="../../../../../../../../Applications/LibreOffice.app/Contents/share/gallery/symbols/Icon-Gear02-Blue.png" xlink:type="simple" xlink:show="embed" xlink:actuate="onLoad">
            <text:p/>
          </draw:image>
        </draw:frame>
        <draw:frame draw:style-name="gr10" draw:layer="layout" svg:width="4cm" svg:height="0.954cm" svg:x="9.1cm" svg:y="17.1cm">
          <draw:text-box>
            <text:p>WAR overlay</text:p>
          </draw:text-box>
        </draw:frame>
        <draw:line draw:style-name="gr11" draw:text-style-name="P1" draw:layer="layout" svg:x1="1cm" svg:y1="14.8cm" svg:x2="20.59cm" svg:y2="14.8cm">
          <text:p/>
        </draw:line>
        <draw:frame draw:style-name="gr12" draw:layer="layout" svg:width="2.9cm" svg:height="1.15cm" svg:x="0.9cm" svg:y="8.5cm">
          <draw:text-box>
            <text:p>sources</text:p>
          </draw:text-box>
        </draw:frame>
        <draw:frame draw:style-name="gr12" draw:layer="layout" svg:width="2.9cm" svg:height="1.15cm" svg:x="1cm" svg:y="16cm">
          <draw:text-box>
            <text:p>build</text:p>
          </draw:text-box>
        </draw:frame>
        <draw:frame draw:style-name="gr12" draw:layer="layout" svg:width="2.9cm" svg:height="1.657cm" svg:x="1.1cm" svg:y="22.25cm">
          <draw:text-box>
            <text:p>final package</text:p>
          </draw:text-box>
        </draw:frame>
        <draw:line draw:style-name="gr11" draw:text-style-name="P1" draw:layer="layout" svg:x1="1.01cm" svg:y1="18.1cm" svg:x2="20.6cm" svg:y2="18.1cm">
          <text:p/>
        </draw:line>
        <draw:frame draw:style-name="gr13" draw:layer="layout" svg:width="5.1cm" svg:height="0.954cm" svg:x="7.5cm" svg:y="3.7cm">
          <draw:text-box>
            <text:p>src/main/webapp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4T14:13:56.788903000</meta:creation-date>
    <dc:date>2014-07-04T19:35:35.022645000</dc:date>
    <meta:editing-duration>PT4H48M22S</meta:editing-duration>
    <meta:editing-cycles>4</meta:editing-cycles>
    <meta:generator>LibreOffice/4.1.0.4$MacOSX_x86 LibreOffice_project/89ea49ddacd9aa532507cbf852f2bb22b1ace28</meta:generator>
    <meta:document-statistic meta:object-count="47"/>
  </office:meta>
</office:document-meta>
</file>